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6729in" style:rel-column-width="16384*"/>
    </style:style>
    <style:style style:name="Table1.B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background-color="#ffffff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6729in" style:rel-column-width="16384*"/>
    </style:style>
    <style:style style:name="Table2.B" style:family="table-column">
      <style:table-column-properties style:column-width="1.6729in" style:rel-column-width="1638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background-color="transparent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1.3382in" style:rel-column-width="13107*"/>
    </style:style>
    <style:style style:name="Table3.B" style:family="table-column">
      <style:table-column-properties style:column-width="2.6771in" style:rel-column-width="26214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0.8854in" style:rel-column-width="8670*"/>
    </style:style>
    <style:style style:name="Table4.B" style:family="table-column">
      <style:table-column-properties style:column-width="1.625in" style:rel-column-width="15912*"/>
    </style:style>
    <style:style style:name="Table4.C" style:family="table-column">
      <style:table-column-properties style:column-width="1.6979in" style:rel-column-width="16626*"/>
    </style:style>
    <style:style style:name="Table4.D" style:family="table-column">
      <style:table-column-properties style:column-width="2.484in" style:rel-column-width="2432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background-color="transparent">
        <style:background-image/>
      </style:paragraph-properties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 style:list-style-name="L1"/>
    <style:style style:name="T1" style:family="text">
      <style:text-properties fo:font-variant="normal" fo:text-transform="none" fo:color="#1155cc" style:text-line-through-style="none" style:font-name="Arial1" fo:font-size="12pt" fo:font-style="normal" style:text-underline-style="solid" style:text-underline-width="auto" style:text-underline-color="font-color" fo:font-weight="normal" style:text-blinking="false" fo:background-color="#fefef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momorphic Encryption Over The Integers</text:p>
      <text:p text:style-name="P1"/>
      <text:p text:style-name="P2">This is one of the ways that fully homomorphic encryption is implemented. <text:s/>There is at least one other way, but I don't really understand it. <text:s/>I think that the ideas of the techniques here generalizes to all HE / FHE, but i'm not sure. <text:s/>Other HE / FHE methods might actually work out better for this purpose, dunno!</text:p>
      <text:p text:style-name="P2"/>
      <text:p text:style-name="P2">Key = Random Odd Number</text:p>
      <text:p text:style-name="P2"/>
      <text:p text:style-name="P2">Encrypt (simple) = key + bit</text:p>
      <text:p text:style-name="P2"/>
      <text:p text:style-name="P2">Encrypt (simple) = key * random1 + random2 * 2 + bit</text:p>
      <text:p text:style-name="P2"/>
      <text:p text:style-name="P2">XOR = a + b</text:p>
      <text:p text:style-name="P2"/>
      <text:p text:style-name="P2">AND = a * b</text:p>
      <text:p text:style-name="P2"/>
      <text:p text:style-name="P2">Decrypt = (encryptedBit % key) % 2</text:p>
      <text:p text:style-name="P2"/>
      <text:p text:style-name="P1">Basic Example (Simple Encryption, Not Secure Encryption)</text:p>
      <text:p text:style-name="P1"/>
      <text:p text:style-name="P2">Key = 7</text:p>
      <text:p text:style-name="P2">0 encrypts to 7 </text:p>
      <text:p text:style-name="P2">1 encrypts to 8</text:p>
      <text:p text:style-name="P2"/>
      <text:p text:style-name="P2">XOR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Table_20_Contents">HE Operation</text:p>
          </table:table-cell>
          <table:table-cell table:style-name="Table1.A1" office:value-type="string">
            <text:p text:style-name="Table_20_Contents">Result % Key</text:p>
          </table:table-cell>
          <table:table-cell table:style-name="Table1.A1" office:value-type="string">
            <text:p text:style-name="Table_20_Contents">(Result % Key) % 2</text:p>
          </table:table-cell>
          <table:table-cell table:style-name="Table1.D1" office:value-type="string">
            <text:p text:style-name="P4">Logical Operation</text:p>
          </table:table-cell>
        </table:table-row>
        <table:table-row>
          <table:table-cell table:style-name="Table1.A2" office:value-type="string">
            <text:p text:style-name="Table_20_Contents">7 + 7 = 14</text:p>
          </table:table-cell>
          <table:table-cell table:style-name="Table1.A2" office:value-type="string">
            <text:p text:style-name="Table_20_Contents">14 % 7 = 0</text:p>
          </table:table-cell>
          <table:table-cell table:style-name="Table1.A2" office:value-type="string">
            <text:p text:style-name="Table_20_Contents">(14 % 7) % 2 = 0</text:p>
          </table:table-cell>
          <table:table-cell table:style-name="Table1.D2" office:value-type="string">
            <text:p text:style-name="Table_20_Contents">0 xor 0 = 0</text:p>
          </table:table-cell>
        </table:table-row>
        <table:table-row>
          <table:table-cell table:style-name="Table1.A2" office:value-type="string">
            <text:p text:style-name="Table_20_Contents">7 + 8 = 15</text:p>
          </table:table-cell>
          <table:table-cell table:style-name="Table1.A2" office:value-type="string">
            <text:p text:style-name="Table_20_Contents">15 % 7 = 1</text:p>
          </table:table-cell>
          <table:table-cell table:style-name="Table1.A2" office:value-type="string">
            <text:p text:style-name="Table_20_Contents">(15 % 7) % 2 = 1</text:p>
          </table:table-cell>
          <table:table-cell table:style-name="Table1.D2" office:value-type="string">
            <text:p text:style-name="Table_20_Contents">0 xor 1 = 1</text:p>
          </table:table-cell>
        </table:table-row>
        <table:table-row>
          <table:table-cell table:style-name="Table1.A2" office:value-type="string">
            <text:p text:style-name="Table_20_Contents">8 + 7 = 15</text:p>
          </table:table-cell>
          <table:table-cell table:style-name="Table1.A2" office:value-type="string">
            <text:p text:style-name="Table_20_Contents">15 % 7 = 1</text:p>
          </table:table-cell>
          <table:table-cell table:style-name="Table1.A2" office:value-type="string">
            <text:p text:style-name="Table_20_Contents">(15 % 7) % 2 = 1</text:p>
          </table:table-cell>
          <table:table-cell table:style-name="Table1.D2" office:value-type="string">
            <text:p text:style-name="Table_20_Contents">1 xor 0 = 1</text:p>
          </table:table-cell>
        </table:table-row>
        <table:table-row>
          <table:table-cell table:style-name="Table1.A2" office:value-type="string">
            <text:p text:style-name="Table_20_Contents">8 + 8 = 16</text:p>
          </table:table-cell>
          <table:table-cell table:style-name="Table1.A2" office:value-type="string">
            <text:p text:style-name="Table_20_Contents">16 % 7 = 2</text:p>
          </table:table-cell>
          <table:table-cell table:style-name="Table1.A2" office:value-type="string">
            <text:p text:style-name="Table_20_Contents">(16 % 7) % 2 = 0</text:p>
          </table:table-cell>
          <table:table-cell table:style-name="Table1.D2" office:value-type="string">
            <text:p text:style-name="Table_20_Contents">1 xor 1 = 0</text:p>
          </table:table-cell>
        </table:table-row>
      </table:table>
      <text:p text:style-name="P2"/>
      <text:p text:style-name="P2">AND</text:p>
      <table:table table:name="Table2" table:style-name="Table2">
        <table:table-column table:style-name="Table2.A"/>
        <table:table-column table:style-name="Table2.B"/>
        <table:table-column table:style-name="Table2.A" table:number-columns-repeated="2"/>
        <table:table-row>
          <table:table-cell table:style-name="Table2.A1" office:value-type="string">
            <text:p text:style-name="Table_20_Contents">HE Operation</text:p>
          </table:table-cell>
          <table:table-cell table:style-name="Table2.A1" office:value-type="string">
            <text:p text:style-name="Table_20_Contents">Result % Key</text:p>
          </table:table-cell>
          <table:table-cell table:style-name="Table2.A1" office:value-type="string">
            <text:p text:style-name="Table_20_Contents">(Result % Key) % 2</text:p>
          </table:table-cell>
          <table:table-cell table:style-name="Table2.D1" office:value-type="string">
            <text:p text:style-name="Table_20_Contents">Logical Operation</text:p>
          </table:table-cell>
        </table:table-row>
        <table:table-row>
          <table:table-cell table:style-name="Table2.A2" office:value-type="string">
            <text:p text:style-name="Table_20_Contents">7 * 7 = 49</text:p>
          </table:table-cell>
          <table:table-cell table:style-name="Table2.A2" office:value-type="string">
            <text:p text:style-name="Table_20_Contents">49 % 7 = 0</text:p>
          </table:table-cell>
          <table:table-cell table:style-name="Table2.A2" office:value-type="string">
            <text:p text:style-name="Table_20_Contents">(49 % 7) % 2 = 0</text:p>
          </table:table-cell>
          <table:table-cell table:style-name="Table2.D2" office:value-type="string">
            <text:p text:style-name="Table_20_Contents">0 and 0 = 0</text:p>
          </table:table-cell>
        </table:table-row>
        <table:table-row>
          <table:table-cell table:style-name="Table2.A2" office:value-type="string">
            <text:p text:style-name="Table_20_Contents">7 * 8 = 56</text:p>
          </table:table-cell>
          <table:table-cell table:style-name="Table2.A2" office:value-type="string">
            <text:p text:style-name="Table_20_Contents">56 % 7 = 0</text:p>
          </table:table-cell>
          <table:table-cell table:style-name="Table2.A2" office:value-type="string">
            <text:p text:style-name="Table_20_Contents">(56 % 7) % 2 = 0</text:p>
          </table:table-cell>
          <table:table-cell table:style-name="Table2.D2" office:value-type="string">
            <text:p text:style-name="Table_20_Contents">0 and 1 = 0</text:p>
          </table:table-cell>
        </table:table-row>
        <table:table-row>
          <table:table-cell table:style-name="Table2.A2" office:value-type="string">
            <text:p text:style-name="Table_20_Contents">8 * 7 = 56</text:p>
          </table:table-cell>
          <table:table-cell table:style-name="Table2.A2" office:value-type="string">
            <text:p text:style-name="Table_20_Contents">56 % 7 = 0</text:p>
          </table:table-cell>
          <table:table-cell table:style-name="Table2.A2" office:value-type="string">
            <text:p text:style-name="Table_20_Contents">(56 % 7) % 2 = 0</text:p>
          </table:table-cell>
          <table:table-cell table:style-name="Table2.D2" office:value-type="string">
            <text:p text:style-name="Table_20_Contents">1 and 0 = 0</text:p>
          </table:table-cell>
        </table:table-row>
        <table:table-row>
          <table:table-cell table:style-name="Table2.A2" office:value-type="string">
            <text:p text:style-name="Table_20_Contents">8 * 8 = 64</text:p>
          </table:table-cell>
          <table:table-cell table:style-name="Table2.A2" office:value-type="string">
            <text:p text:style-name="Table_20_Contents">64 % 7 = 1</text:p>
          </table:table-cell>
          <table:table-cell table:style-name="Table2.A2" office:value-type="string">
            <text:p text:style-name="Table_20_Contents">(64 % 7) % 2 = 1</text:p>
          </table:table-cell>
          <table:table-cell table:style-name="Table2.D2" office:value-type="string">
            <text:p text:style-name="Table_20_Contents">1 and 1 = 1</text:p>
          </table:table-cell>
        </table:table-row>
      </table:table>
      <text:p text:style-name="Standard"/>
      <text:p text:style-name="Standard">If you look at the "Result % Key" column, you can see that in the XOR table, the residue (remainder) of result % key from each input is added together into the output. <text:s/>For AND, it multiplies the residue of each input into the output.</text:p>
      <text:p text:style-name="Standard"/>
      <text:p text:style-name="Standard">Combining AND and XOR, you can see how the residue would grow, the more operations you did. <text:s/>When this residue gets as large as the key, you start getting wrong answers. <text:s/>Bootstrapping and modulus switching are used to turn HE into FHE, by reducing the error. Bootstrapping reduces absolute error, modulus switching reduces relative error versus the key.</text:p>
      <text:p text:style-name="Standard"/>
      <text:p text:style-name="P3"><text:soft-page-break/>Superpositional Bits</text:p>
      <text:p text:style-name="Standard"/>
      <text:p text:style-name="Standard">The core idea of the technique is that if you evaluate some logic circuit homomorphically, you can re-interpret the result by changing your mind about what the key is after the calculations are done. <text:s/>Changing the key changes the meaning of the output you already have, but it also changes the meaning of the input you gave to the circuit.</text:p>
      <text:p text:style-name="Standard"/>
      <text:p text:style-name="Standard">Like for instance, the encrypted bit 22 decrypts to 1 if the key is 7.</text:p>
      <text:p text:style-name="Standard">(22 % 7) % 2 = 1</text:p>
      <text:p text:style-name="Standard"/>
      <text:p text:style-name="Standard">But, if the key is 11, that encrypted bit decrypts to 0!</text:p>
      <text:p text:style-name="Standard">(22 % 11) % 2 = 0</text:p>
      <text:p text:style-name="Standard"/>
      <text:p text:style-name="Standard">Here's an example of this in action. <text:s/>Let's say we have two encrypted bits 10660 and 24090 and our keys are 10, 11, 13, 17.</text:p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Table_20_Contents">Key Index</text:p>
          </table:table-cell>
          <table:table-cell table:style-name="Table3.A1" office:value-type="string">
            <text:p text:style-name="Table_20_Contents">Decrypted Bit 1</text:p>
          </table:table-cell>
          <table:table-cell table:style-name="Table3.C1" office:value-type="string">
            <text:p text:style-name="Table_20_Contents">Decrypted Bit 2</text:p>
          </table:table-cell>
        </table:table-row>
        <table:table-row>
          <table:table-cell table:style-name="Table3.A2" office:value-type="float" office:value="0">
            <text:p text:style-name="Table_20_Contents">0</text:p>
          </table:table-cell>
          <table:table-cell table:style-name="Table3.B2" office:value-type="string">
            <text:p text:style-name="Standard">(10660 % 10) % 2 = 0</text:p>
          </table:table-cell>
          <table:table-cell table:style-name="Table3.C2" office:value-type="string">
            <text:p text:style-name="Standard">(24090 % 10) % 2 = 0</text:p>
          </table:table-cell>
        </table:table-row>
        <table:table-row>
          <table:table-cell table:style-name="Table3.A2" office:value-type="float" office:value="1">
            <text:p text:style-name="Table_20_Contents">1</text:p>
          </table:table-cell>
          <table:table-cell table:style-name="Table3.B2" office:value-type="string">
            <text:p text:style-name="Standard">(10660 % 11) % 2 = 1</text:p>
          </table:table-cell>
          <table:table-cell table:style-name="Table3.C2" office:value-type="string">
            <text:p text:style-name="Standard">(24090 % 11) % 2 = 0</text:p>
          </table:table-cell>
        </table:table-row>
        <table:table-row>
          <table:table-cell table:style-name="Table3.A2" office:value-type="float" office:value="2">
            <text:p text:style-name="Table_20_Contents">2</text:p>
          </table:table-cell>
          <table:table-cell table:style-name="Table3.B2" office:value-type="string">
            <text:p text:style-name="Standard">(10660 % 13) % 2 = 0</text:p>
          </table:table-cell>
          <table:table-cell table:style-name="Table3.C2" office:value-type="string">
            <text:p text:style-name="Standard">(24090 % 13) % 2 = 1</text:p>
          </table:table-cell>
        </table:table-row>
        <table:table-row>
          <table:table-cell table:style-name="Table3.A2" office:value-type="float" office:value="3">
            <text:p text:style-name="Table_20_Contents">3</text:p>
          </table:table-cell>
          <table:table-cell table:style-name="Table3.B2" office:value-type="string">
            <text:p text:style-name="Standard">(10660 % 17) % 2 = 1</text:p>
          </table:table-cell>
          <table:table-cell table:style-name="Table3.C2" office:value-type="string">
            <text:p text:style-name="Standard">(24090 % 17) % 2 = 1</text:p>
          </table:table-cell>
        </table:table-row>
      </table:table>
      <text:p text:style-name="Standard"/>
      <text:p text:style-name="Standard">We have two input bits, and a key per input bit permutation, to be able to choose exactly what our input bit values are by using a specific key. <text:s/>Note that the key index matches the actual value of the input bits! <text:s/>That is just a convention, but i find it helpful, especially in code :P</text:p>
      <text:p text:style-name="Standard"/>
      <text:p text:style-name="Standard">Let's do some logic and then decrypt the results.</text:p>
      <text:p text:style-name="Standard">XOR: 10660 + 24090 = 34750</text:p>
      <text:p text:style-name="Standard">AND: 10660 * 24090 = 256799400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Contents">Key Index</text:p>
          </table:table-cell>
          <table:table-cell table:style-name="Table4.A1" office:value-type="string">
            <text:p text:style-name="Table_20_Contents">Effective Input Values</text:p>
          </table:table-cell>
          <table:table-cell table:style-name="Table4.A1" office:value-type="string">
            <text:p text:style-name="Table_20_Contents">Decrypted XOR</text:p>
          </table:table-cell>
          <table:table-cell table:style-name="Table4.D1" office:value-type="string">
            <text:p text:style-name="Table_20_Contents">Decrypted AND</text:p>
          </table:table-cell>
        </table:table-row>
        <table:table-row>
          <table:table-cell table:style-name="Table4.A2" office:value-type="float" office:value="0">
            <text:p text:style-name="Table_20_Contents">0</text:p>
          </table:table-cell>
          <table:table-cell table:style-name="Table4.B2" office:value-type="string">
            <text:p text:style-name="Table_20_Contents">0,0</text:p>
          </table:table-cell>
          <table:table-cell table:style-name="Table4.B2" office:value-type="string">
            <text:p text:style-name="Standard">(34750 % 10) % 2 = 0</text:p>
          </table:table-cell>
          <table:table-cell table:style-name="Table4.D2" office:value-type="string">
            <text:p text:style-name="Standard">(256799400 % 10) % 2 = 0</text:p>
          </table:table-cell>
        </table:table-row>
        <table:table-row>
          <table:table-cell table:style-name="Table4.A2" office:value-type="float" office:value="1">
            <text:p text:style-name="Table_20_Contents">1</text:p>
          </table:table-cell>
          <table:table-cell table:style-name="Table4.B2" office:value-type="string">
            <text:p text:style-name="Table_20_Contents">0,1</text:p>
          </table:table-cell>
          <table:table-cell table:style-name="Table4.B2" office:value-type="string">
            <text:p text:style-name="Standard">(34750 % 11) % 2 = 1</text:p>
          </table:table-cell>
          <table:table-cell table:style-name="Table4.D2" office:value-type="string">
            <text:p text:style-name="Standard">(256799400 % 11) % 2 = 0</text:p>
          </table:table-cell>
        </table:table-row>
        <table:table-row>
          <table:table-cell table:style-name="Table4.A2" office:value-type="float" office:value="2">
            <text:p text:style-name="Table_20_Contents">2</text:p>
          </table:table-cell>
          <table:table-cell table:style-name="Table4.B2" office:value-type="string">
            <text:p text:style-name="Table_20_Contents">1,0</text:p>
          </table:table-cell>
          <table:table-cell table:style-name="Table4.B2" office:value-type="string">
            <text:p text:style-name="Standard">(34750 % 13) % 2 = 1</text:p>
          </table:table-cell>
          <table:table-cell table:style-name="Table4.D2" office:value-type="string">
            <text:p text:style-name="Standard">(256799400 % 13) % 2 = 0</text:p>
          </table:table-cell>
        </table:table-row>
        <table:table-row>
          <table:table-cell table:style-name="Table4.A2" office:value-type="float" office:value="3">
            <text:p text:style-name="Table_20_Contents">3</text:p>
          </table:table-cell>
          <table:table-cell table:style-name="Table4.B2" office:value-type="string">
            <text:p text:style-name="Table_20_Contents">1,1</text:p>
          </table:table-cell>
          <table:table-cell table:style-name="Table4.B2" office:value-type="string">
            <text:p text:style-name="Standard">(34750 % 17) % 2 = 0</text:p>
          </table:table-cell>
          <table:table-cell table:style-name="Table4.D2" office:value-type="string">
            <text:p text:style-name="Standard">(256799400 % 17) % 2 = 1</text:p>
          </table:table-cell>
        </table:table-row>
      </table:table>
      <text:p text:style-name="Standard"/>
      <text:p text:style-name="Standard">It worked! <text:s/>The goal of all this is that someone could do some complex logic and get a result, and then re-use that result by re-interpreting it with different keys.</text:p>
      <text:p text:style-name="Standard"/>
      <text:p text:style-name="Standard">The encrypted values obviously have to be specially calculated to be able to be permuted to the values you want to use after the calculations are done. <text:s/>Using this with any random keys and encrypted bit values likely won't work.</text:p>
      <text:p text:style-name="Standard"/>
      <text:p text:style-name="Standard">Note that you can use a literal 0 and 1 in your logic circuits too! <text:s/>They always decrypt to 0 and 1 regardless of the key used. <text:s/>This makes this stuff really similar to quantum computers, where qubits can be in the state 0, 1 or a superposition of the states.</text:p>
      <text:p text:style-name="Standard"/>
      <text:p text:style-name="Standard">Quantum computers can only collapse the "superpositional" results once and then they lose the result. <text:s/>We don't lose our superpositional result with this method!</text:p>
      <text:p text:style-name="P3"><text:soft-page-break/>Calculating Keys</text:p>
      <text:p text:style-name="Standard"/>
      <text:p text:style-name="Standard">Calculating the keys and encrypted bits took me a while to figure out. <text:s/>What I figured out works ok so far I think, but there are other ways to do it I'm sure.</text:p>
      <text:p text:style-name="Standard"/>
      <text:p text:style-name="Standard">If you have N input bits, you need 2^N keys, and need to solve 2^N simultaneous equations for each input bit.</text:p>
      <text:p text:style-name="Standard"/>
      <text:p text:style-name="Standard">Only one bit of input means you need to solve these:</text:p>
      <text:p text:style-name="Standard"/>
      <text:p text:style-name="Standard">(X[0] % Key[0]) % 2 = 0</text:p>
      <text:p text:style-name="Standard">(X[0] % Key[1]) % 2 = 1</text:p>
      <text:p text:style-name="Standard"/>
      <text:p text:style-name="Standard">Two bits of input means you need to solve these:</text:p>
      <text:p text:style-name="Standard"/>
      <text:p text:style-name="Standard">(X[0] % Key[0]) % 2 = 0</text:p>
      <text:p text:style-name="Standard">(X[0] % Key[1]) % 2 = 1</text:p>
      <text:p text:style-name="Standard">(X[0] % Key[2]) % 2 = 0</text:p>
      <text:p text:style-name="Standard">(X[0] % Key[3]) % 2 = 1</text:p>
      <text:p text:style-name="Standard"/>
      <text:p text:style-name="Standard">(X[1] % Key[0]) % 2 = 0</text:p>
      <text:p text:style-name="Standard">(X[1] % Key[1]) % 2 = 0</text:p>
      <text:p text:style-name="Standard">(X[1] % Key[2]) % 2 = 1</text:p>
      <text:p text:style-name="Standard">(X[1] % Key[3]) % 2 = 1</text:p>
      <text:p text:style-name="Standard"/>
      <text:p text:style-name="Standard">The pattern continues! <text:s/>The way I found to solve these is to take off the % 2, if you can solve those, it'll still solve the origional equations, but will just a be a subset of the solutions. <text:s/>Good enough for me to get this working! <text:s/>That makes the equations look like this:</text:p>
      <text:p text:style-name="Standard"/>
      <text:p text:style-name="Standard">X[0] % Key[0] = 0</text:p>
      <text:p text:style-name="Standard">X[0] % Key[1] = 1</text:p>
      <text:p text:style-name="Standard">X[0] % Key[2] = 0</text:p>
      <text:p text:style-name="Standard">X[0] % Key[3] = 1</text:p>
      <text:p text:style-name="Standard"/>
      <text:p text:style-name="Standard">X[1] % Key[0] = 0</text:p>
      <text:p text:style-name="Standard">X[1] % Key[1] = 0</text:p>
      <text:p text:style-name="Standard">X[1] % Key[2] = 1</text:p>
      <text:p text:style-name="Standard">X[1] % Key[3] = 1</text:p>
      <text:p text:style-name="Standard"/>
      <text:p text:style-name="Standard">When you need to solve simultaneous equations that look like x % a = b, where a and b are known, you can use the chinese remainder theorem, so long as all of the a values are coprime. <text:s/>So, i plug in coprime numbers for the keys and use the CRT to solve it.</text:p>
      <text:p text:style-name="Standard"/>
      <text:p text:style-name="Standard">A great, short video on CRT here:</text:p>
      <text:p text:style-name="Standard"><text:bookmark text:name="docs-internal-guid-96bb78c6-1c7d-8ad8-d1ff-d17bf1de9f74"/><text:a xlink:type="simple" xlink:href="https://www.youtube.com/watch?v=ru7mWZJlRQg" text:style-name="Internet_20_link" text:visited-style-name="Visited_20_Internet_20_Link"><text:span text:style-name="T1">https://www.youtube.com/watch?v=ru7mWZJlRQg</text:span></text:a> </text:p>
      <text:p text:style-name="Standard"/>
      <text:p text:style-name="Standard">The code in these folders is what I have working so far. <text:s/>Right now it's...</text:p>
      <text:list xml:id="list5491586647541680381" text:style-name="L1">
        <text:list-item>
          <text:p text:style-name="P6">KeyGenerator – Specify the number of bits you want to use as input to a circuit. <text:s/>It calculates the superpositional bits and keys and writes them to a file.</text:p>
        </text:list-item>
        <text:list-item>
          <text:p text:style-name="P6">Adder – This will do adding with carry of N bits. <text:s/>Requires N*2 superpositional input bits. Work in progress, but yes, it totally works!</text:p>
        </text:list-item>
      </text:list>
      <text:p text:style-name="Standard"/>
      <text:p text:style-name="P3"><text:soft-page-break/>Compiling Code</text:p>
      <text:p text:style-name="Standard"/>
      <text:p text:style-name="Standard">I use visual studio 2013 community edition.</text:p>
      <text:p text:style-name="Standard"/>
      <text:p text:style-name="Standard">The code uses boost to make use of arbitrary sized integers since the numbers can get pretty large!</text:p>
      <text:p text:style-name="Standard"/>
      <text:p text:style-name="Standard">I grabbed my boost from here: <text:a xlink:type="simple" xlink:href="http://www.boost.org/doc/libs/1_59_0/more/getting_started/windows.html" text:style-name="Internet_20_link" text:visited-style-name="Visited_20_Internet_20_Link">http://www.boost.org/doc/libs/1_59_0/more/getting_started/windows.html</text:a></text:p>
      <text:p text:style-name="Standard"/>
      <text:p text:style-name="Standard">The project files are unfortunately set up to look for boost at:</text:p>
      <text:p text:style-name="Standard">c:\boost_1_59_0\</text:p>
      <text:p text:style-name="Standard"/>
      <text:p text:style-name="Standard">I was too excited getting the large numbers working to figure out the best practices for how to set up boost for use on different machines with multiple developers :P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1M58S</meta:editing-duration>
    <meta:editing-cycles>5</meta:editing-cycles>
    <meta:generator>OpenOffice/4.1.1$Win32 OpenOffice.org_project/411m6$Build-9775</meta:generator>
    <dc:date>2015-09-29T21:38:19.74</dc:date>
    <dc:creator>Alan Wolfe</dc:creator>
    <meta:document-statistic meta:table-count="4" meta:image-count="0" meta:object-count="0" meta:page-count="4" meta:paragraph-count="143" meta:word-count="1366" meta:character-count="6224"/>
    <meta:user-defined meta:name="Info 1"/>
    <meta:user-defined meta:name="Info 2"/>
    <meta:user-defined meta:name="Info 3"/>
    <meta:user-defined meta:name="Info 4"/>
  </office:meta>
</office:document-meta>
</file>